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9DBBE60D95.png"/>
  <manifest:file-entry manifest:media-type="image/png" manifest:full-path="Pictures/10000000000000C800000019A34D1317.png"/>
  <manifest:file-entry manifest:media-type="image/png" manifest:full-path="Pictures/100000000000005E0000005E7153379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draw:shadow="hidden"/>
    </style:style>
    <style:style style:name="gr3" style:family="graphic" style:parent-style-name="standard">
      <style:graphic-properties draw:fill="none" draw:textarea-horizontal-align="justify" draw:textarea-vertical-align="middle" draw:auto-grow-height="false" draw:shadow="hidden"/>
    </style:style>
    <style:style style:name="gr4" style:family="graphic" style:parent-style-name="standard">
      <style:graphic-properties draw:fill="solid" draw:fill-color="#ff3366" draw:textarea-horizontal-align="justify" draw:textarea-vertical-align="middle" draw:auto-grow-height="false" draw:shadow="hidden"/>
    </style:style>
    <style:style style:name="gr5" style:family="graphic" style:parent-style-name="standard">
      <style:graphic-properties draw:fill="solid" draw:fill-color="#23ff23" draw:textarea-horizontal-align="justify" draw:textarea-vertical-align="middle" draw:auto-grow-height="false" draw:shadow="hidden"/>
    </style:style>
    <style:style style:name="gr6" style:family="graphic" style:parent-style-name="standard">
      <style:graphic-properties draw:marker-end="Arrow" draw:marker-end-width="0.3cm" draw:textarea-horizontal-align="center" draw:textarea-vertical-align="middle" draw:shadow="hidden"/>
    </style:style>
    <style:style style:name="gr7" style:family="graphic" style:parent-style-name="standard">
      <style:graphic-properties draw:fill="solid" draw:fill-color="#ffff00" draw:textarea-horizontal-align="justify" draw:textarea-vertical-align="middle" draw:auto-grow-height="false" fo:min-height="0cm" fo:min-width="0cm" fo:wrap-option="no-wrap"/>
    </style:style>
    <style:style style:name="gr8" style:family="graphic" style:parent-style-name="standard">
      <style:graphic-properties draw:textarea-horizontal-align="center" draw:textarea-vertical-align="middle" draw:shadow="hidden"/>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10" style:family="graphic" style:parent-style-name="standard">
      <style:graphic-properties draw:stroke="none" svg:stroke-color="#000000" draw:fill="none" draw:fill-color="#ffffff" draw:textarea-horizontal-align="left" draw:auto-grow-height="true" draw:auto-grow-width="false" fo:min-height="0.513cm" fo:min-width="7.014cm" draw:shadow="hidden"/>
    </style:style>
    <style:style style:name="gr11" style:family="graphic" style:parent-style-name="standard">
      <style:graphic-properties draw:fill="solid" draw:fill-color="#e6ff00" draw:textarea-horizontal-align="justify" draw:textarea-vertical-align="middle" draw:auto-grow-height="false" fo:min-height="0cm" fo:min-width="0cm" fo:wrap-option="no-wrap" draw:shadow="hidden"/>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1.114cm" fo:min-width="0cm"/>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original-subtitle">
      <style:graphic-properties draw:fill="solid" draw:fill-color="#ffffff" draw:opacity="100%" draw:auto-grow-height="true" fo:min-height="3.5cm" draw:shadow="visible" draw:shadow-offset-x="0.2cm" draw:shadow-offset-y="0.2cm" draw:shadow-color="#808080" draw:shadow-opacity="100%"/>
    </style:style>
    <style:style style:name="pr2" style:family="presentation" style:parent-style-name="original-notes">
      <style:graphic-properties draw:fill-color="#ffffff" fo:min-height="11.159cm"/>
    </style:style>
    <style:style style:name="pr3" style:family="presentation" style:parent-style-name="original-title">
      <style:graphic-properties fo:min-height="1.75cm"/>
    </style:style>
    <style:style style:name="pr4" style:family="presentation" style:parent-style-name="original-outline1">
      <style:graphic-properties fo:min-height="14.479cm"/>
    </style:style>
    <style:style style:name="pr5" style:family="presentation" style:parent-style-name="original-title">
      <style:graphic-properties draw:auto-grow-height="true" fo:min-height="2.001cm"/>
    </style:style>
    <style:style style:name="P1" style:family="paragraph">
      <style:text-properties fo:font-size="54pt" style:font-size-asian="54pt" style:font-size-complex="54pt"/>
    </style:style>
    <style:style style:name="P2" style:family="paragraph">
      <style:paragraph-properties fo:text-align="center"/>
    </style:style>
    <style:style style:name="P3" style:family="paragraph">
      <style:paragraph-properties fo:text-align="center"/>
      <style:text-properties fo:font-size="12pt" style:font-size-asian="12pt" style:font-size-complex="12pt"/>
    </style:style>
    <style:style style:name="P4" style:family="paragraph">
      <style:text-properties style:font-size-asian="24pt"/>
    </style:style>
    <style:style style:name="P5" style:family="paragraph">
      <style:text-properties fo:font-size="16pt" style:font-size-asian="16pt" style:font-size-complex="16pt"/>
    </style:style>
    <style:style style:name="T1" style:family="text">
      <style:text-properties fo:font-size="54pt" style:font-size-asian="54pt" style:font-size-complex="54pt"/>
    </style:style>
    <style:style style:name="T2" style:family="text">
      <style:text-properties fo:font-size="12pt" style:font-size-asian="12pt" style:font-size-complex="12pt"/>
    </style:style>
    <style:style style:name="T3" style:family="text">
      <style:text-properties fo:font-size="8pt" style:font-size-asian="8pt" style:font-size-complex="8pt"/>
    </style:style>
    <style:style style:name="T4"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iginal" presentation:presentation-page-layout-name="AL1T32">
        <office:forms form:automatic-focus="false" form:apply-design-mode="false"/>
        <draw:frame presentation:style-name="pr1" draw:text-style-name="P1" draw:layer="layout" svg:width="24cm" svg:height="5.369cm" svg:x="2.1cm" svg:y="7.466cm" presentation:class="subtitle" presentation:user-transformed="true">
          <draw:text-box>
            <text:p><text:span text:style-name="T1">Activity /</text:span></text:p>
            <text:p><text:span text:style-name="T1">Service &amp; Notification</text:span></text:p>
          </draw:text-box>
        </draw:frame>
        <presentation:notes draw:style-name="dp2">
          <draw:page-thumbnail draw:style-name="gr1" draw:layer="layout" svg:width="13.705cm" svg:height="10.279cm" svg:x="3.647cm" svg:y="2.853cm" draw:page-number="1" presentation:class="page"/>
          <draw:frame presentation:style-name="pr2" draw:layer="layout" svg:width="14.517cm" svg:height="11.159cm" svg:x="3.249cm" svg:y="14.13cm" presentation:class="notes" presentation:placeholder="true">
            <draw:text-box/>
          </draw:frame>
        </presentation:notes>
      </draw:page>
      <draw:page draw:name="page2" draw:style-name="dp3" draw:master-page-name="original" presentation:presentation-page-layout-name="AL2T1">
        <office:forms form:automatic-focus="false" form:apply-design-mode="false"/>
        <draw:frame presentation:style-name="pr3" draw:layer="layout" svg:width="20.5cm" svg:height="2.194cm" svg:x="3.7cm" svg:y="0.903cm" presentation:class="title" presentation:user-transformed="true">
          <draw:text-box>
            <text:p>Activity</text:p>
          </draw:text-box>
        </draw:frame>
        <draw:frame presentation:style-name="pr4" draw:layer="layout" svg:width="25.411cm" svg:height="14.649cm" svg:x="1.089cm" svg:y="4.271cm" presentation:class="outline" presentation:user-transformed="true">
          <draw:text-box>
            <text:list text:style-name="L3">
              <text:list-item>
                <text:p>アプリケーションの実体</text:p>
                <text:list>
                  <text:list-item>
                    <text:p>onCreate()がアプリケーションのエントリポイント</text:p>
                  </text:list-item>
                </text:list>
              </text:list-item>
              <text:list-item>
                <text:p>Interactiveで視覚的なインターフェース</text:p>
              </text:list-item>
              <text:list-item>
                <text:p>Avcivityにはウィンドウが割り当てられる</text:p>
                <text:list>
                  <text:list-item>
                    <text:p>ウィンドウのコンテンツはViewの階層として提供される</text:p>
                  </text:list-item>
                </text:list>
              </text:list-item>
              <text:list-item>
                <text:p>1つのアプリケーションに複数のActivityが存在してもよい</text:p>
                <text:list>
                  <text:list-item>
                    <text:p>各activityはそれぞれ独立している</text:p>
                  </text:list-item>
                </text:list>
              </text:list-item>
            </text:list>
          </draw:text-box>
        </draw:frame>
        <presentation:notes draw:style-name="dp2">
          <draw:page-thumbnail draw:style-name="gr1" draw:layer="layout" svg:width="13.705cm" svg:height="10.279cm" svg:x="3.647cm" svg:y="2.853cm" draw:page-number="2" presentation:class="page"/>
          <draw:frame presentation:style-name="pr2" draw:layer="layout" svg:width="14.517cm" svg:height="11.159cm" svg:x="3.249cm" svg:y="14.13cm" presentation:class="notes" presentation:placeholder="true">
            <draw:text-box/>
          </draw:frame>
        </presentation:notes>
      </draw:page>
      <draw:page draw:name="page3" draw:style-name="dp3" draw:master-page-name="original" presentation:presentation-page-layout-name="AL3T19">
        <office:forms form:automatic-focus="false" form:apply-design-mode="false"/>
        <draw:frame presentation:style-name="pr5" draw:layer="layout" svg:width="20.5cm" svg:height="2.393cm" svg:x="3.7cm" svg:y="0.804cm" presentation:class="title" presentation:user-transformed="true">
          <draw:text-box>
            <text:p>ライフサイクル(Activity)</text:p>
          </draw:text-box>
        </draw:frame>
        <draw:custom-shape draw:style-name="gr2" draw:text-style-name="P3" draw:id="id1" draw:layer="layout" svg:width="3.3cm" svg:height="1cm" svg:x="11.6cm" svg:y="4.4cm">
          <text:p text:style-name="P2"><text:span text:style-name="T2">Activity</text:span></text:p>
          <text:p text:style-name="P2"><text:span text:style-name="T2">start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 draw:text-style-name="P3" draw:id="id2" draw:layer="layout" svg:width="4.5cm" svg:height="1cm" svg:x="11cm" svg:y="6cm">
          <text:p text:style-name="P2"><text:span text:style-name="T2">onCreat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3" draw:id="id3" draw:layer="layout" svg:width="4.5cm" svg:height="1cm" svg:x="11cm" svg:y="7.7cm">
          <text:p text:style-name="P2"><text:span text:style-name="T2">onStart()</text:span></text:p>
          <draw:enhanced-geometry svg:viewBox="0 0 21600 21600" draw:glue-points="10800 0 0 10800 10800 21600 21600 10800" draw:type="flowchart-process" draw:enhanced-path="M 0 0 L 21600 0 21600 21600 0 21600 0 0 Z N"/>
        </draw:custom-shape>
        <draw:custom-shape draw:style-name="gr3" draw:text-style-name="P3" draw:id="id5" draw:layer="layout" svg:width="4.5cm" svg:height="1cm" svg:x="11.002cm" svg:y="9.506cm">
          <text:p text:style-name="P2"><text:span text:style-name="T2">onResume()</text:span></text:p>
          <draw:enhanced-geometry svg:viewBox="0 0 21600 21600" draw:glue-points="10800 0 0 10800 10800 21600 21600 10800" draw:type="flowchart-process" draw:enhanced-path="M 0 0 L 21600 0 21600 21600 0 21600 0 0 Z N"/>
        </draw:custom-shape>
        <draw:custom-shape draw:style-name="gr3" draw:text-style-name="P3" draw:id="id7" draw:layer="layout" svg:width="4.5cm" svg:height="1cm" svg:x="11cm" svg:y="13cm">
          <text:p text:style-name="P2"><text:span text:style-name="T2">onPaus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3" draw:id="id8" draw:layer="layout" svg:width="4.5cm" svg:height="1cm" svg:x="11cm" svg:y="14.702cm">
          <text:p text:style-name="P2"><text:span text:style-name="T2">onStop()</text:span></text:p>
          <draw:enhanced-geometry svg:viewBox="0 0 21600 21600" draw:glue-points="10800 0 0 10800 10800 21600 21600 10800" draw:type="flowchart-process" draw:enhanced-path="M 0 0 L 21600 0 21600 21600 0 21600 0 0 Z N"/>
        </draw:custom-shape>
        <draw:custom-shape draw:style-name="gr3" draw:text-style-name="P3" draw:id="id9" draw:layer="layout" svg:width="4.5cm" svg:height="1.031cm" svg:x="11cm" svg:y="16.5cm">
          <text:p text:style-name="P2"><text:span text:style-name="T2">onDestroy()</text:span></text:p>
          <draw:enhanced-geometry svg:viewBox="0 0 21600 21600" draw:glue-points="10800 0 0 10800 10800 21600 21600 10800" draw:type="flowchart-process" draw:enhanced-path="M 0 0 L 21600 0 21600 21600 0 21600 0 0 Z N"/>
        </draw:custom-shape>
        <draw:custom-shape draw:style-name="gr4" draw:text-style-name="P3" draw:id="id11" draw:layer="layout" svg:width="3cm" svg:height="1.17cm" svg:x="6cm" svg:y="8.5cm">
          <text:p text:style-name="P2"><text:span text:style-name="T2">Process is</text:span></text:p>
          <text:p text:style-name="P2"><text:span text:style-name="T2">kille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5" draw:text-style-name="P3" draw:id="id6" draw:layer="layout" svg:width="3cm" svg:height="1cm" svg:x="11.748cm" svg:y="11.3cm">
          <text:p text:style-name="P2"><text:span text:style-name="T2">Activity is</text:span></text:p>
          <text:p text:style-name="P2"><text:span text:style-name="T2">running</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3" draw:id="id10" draw:layer="layout" svg:width="3.5cm" svg:height="1cm" svg:x="11.5cm" svg:y="18.2cm">
          <text:p text:style-name="P2"><text:span text:style-name="T2">Activity is</text:span></text:p>
          <text:p text:style-name="P2"><text:span text:style-name="T2">shut down</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2" draw:layer="layout" svg:x1="13.249cm" svg:y1="5.4cm" svg:x2="13.249cm" svg:y2="6cm" draw:start-shape="id1" draw:start-glue-point="6" draw:end-shape="id2" draw:end-glue-point="4" svg:d="m13249 5400v600">
          <text:p/>
        </draw:connector>
        <draw:connector draw:style-name="gr6" draw:text-style-name="P2" draw:layer="layout" svg:x1="13.249cm" svg:y1="7cm" svg:x2="13.249cm" svg:y2="7.7cm" draw:start-shape="id2" draw:start-glue-point="6" draw:end-shape="id3" draw:end-glue-point="4" svg:d="m13249 7000v700">
          <text:p/>
        </draw:connector>
        <draw:custom-shape draw:style-name="gr3" draw:text-style-name="P3" draw:id="id4" draw:layer="layout" svg:width="4.5cm" svg:height="1cm" svg:x="17.649cm" svg:y="7.7cm">
          <text:p text:style-name="P2"><text:span text:style-name="T2">onRestart()</text:span></text:p>
          <draw:enhanced-geometry svg:viewBox="0 0 21600 21600" draw:glue-points="10800 0 0 10800 10800 21600 21600 10800" draw:type="flowchart-process" draw:enhanced-path="M 0 0 L 21600 0 21600 21600 0 21600 0 0 Z N"/>
        </draw:custom-shape>
        <draw:connector draw:style-name="gr6" draw:text-style-name="P2" draw:layer="layout" svg:x1="17.649cm" svg:y1="8.2cm" svg:x2="15.5cm" svg:y2="8.199cm" draw:start-shape="id4" draw:end-shape="id3" draw:end-glue-point="7" svg:d="m17649 8200h-1074v-1h-1075">
          <text:p/>
        </draw:connector>
        <draw:connector draw:style-name="gr6" draw:text-style-name="P2" draw:layer="layout" svg:x1="13.249cm" svg:y1="8.7cm" svg:x2="13.251cm" svg:y2="9.506cm" draw:start-shape="id3" draw:start-glue-point="6" draw:end-shape="id5" draw:end-glue-point="4" svg:d="m13249 8700v404h2v402">
          <text:p/>
        </draw:connector>
        <draw:connector draw:style-name="gr6" draw:text-style-name="P2" draw:layer="layout" svg:x1="13.251cm" svg:y1="10.506cm" svg:x2="13.247cm" svg:y2="11.3cm" draw:start-shape="id5" draw:start-glue-point="6" draw:end-shape="id6" draw:end-glue-point="4" svg:d="m13251 10506v398h-4v396">
          <text:p/>
        </draw:connector>
        <draw:connector draw:style-name="gr6" draw:text-style-name="P2" draw:layer="layout" svg:x1="13.247cm" svg:y1="12.3cm" svg:x2="13.249cm" svg:y2="13cm" draw:start-shape="id6" draw:start-glue-point="6" draw:end-shape="id7" draw:end-glue-point="4" svg:d="m13247 12300v351h2v349">
          <text:p/>
        </draw:connector>
        <draw:connector draw:style-name="gr6" draw:text-style-name="P2" draw:layer="layout" svg:x1="13.249cm" svg:y1="14cm" svg:x2="13.249cm" svg:y2="14.702cm" draw:start-shape="id7" draw:start-glue-point="6" draw:end-shape="id8" draw:end-glue-point="4" svg:d="m13249 14000v702">
          <text:p/>
        </draw:connector>
        <draw:connector draw:style-name="gr6" draw:text-style-name="P2" draw:layer="layout" svg:x1="13.249cm" svg:y1="15.702cm" svg:x2="13.249cm" svg:y2="16.5cm" draw:start-shape="id8" draw:start-glue-point="6" draw:end-shape="id9" draw:end-glue-point="4" svg:d="m13249 15702v798">
          <text:p/>
        </draw:connector>
        <draw:connector draw:style-name="gr6" draw:text-style-name="P2" draw:layer="layout" svg:x1="13.249cm" svg:y1="17.531cm" svg:x2="13.249cm" svg:y2="18.2cm" draw:start-shape="id9" draw:start-glue-point="6" draw:end-shape="id10" draw:end-glue-point="4" svg:d="m13249 17531v669">
          <text:p/>
        </draw:connector>
        <draw:connector draw:style-name="gr6" draw:text-style-name="P2" draw:layer="layout" svg:x1="15.5cm" svg:y1="13.499cm" svg:x2="15.502cm" svg:y2="10.005cm" draw:start-shape="id7" draw:start-glue-point="7" draw:end-shape="id5" draw:end-glue-point="7" svg:d="m15500 13499h504v-3494h-502">
          <text:p/>
        </draw:connector>
        <draw:connector draw:style-name="gr6" draw:text-style-name="P2" draw:layer="layout" svg:x1="11cm" svg:y1="13.499cm" svg:x2="7.499cm" svg:y2="9.67cm" draw:start-shape="id7" draw:start-glue-point="5" draw:end-shape="id11" draw:end-glue-point="6" svg:d="m11000 13499h-3501v-3829">
          <text:p/>
        </draw:connector>
        <draw:connector draw:style-name="gr6" draw:text-style-name="P2" draw:layer="layout" svg:x1="11cm" svg:y1="15.201cm" svg:x2="7.499cm" svg:y2="9.67cm" draw:start-shape="id8" draw:start-glue-point="5" draw:end-shape="id11" draw:end-glue-point="6" svg:d="m11000 15201h-3501v-5531">
          <text:p/>
        </draw:connector>
        <draw:connector draw:style-name="gr6" draw:text-style-name="P2" draw:layer="layout" svg:x1="15.5cm" svg:y1="15.201cm" svg:x2="19.898cm" svg:y2="8.7cm" draw:start-shape="id8" draw:start-glue-point="7" draw:end-shape="id4" draw:end-glue-point="6" svg:d="m15500 15201h4398v-6501">
          <text:p/>
        </draw:connector>
        <draw:connector draw:style-name="gr6" draw:text-style-name="P2" draw:layer="layout" svg:x1="7.499cm" svg:y1="8.5cm" svg:x2="11cm" svg:y2="6.499cm" draw:start-shape="id11" draw:start-glue-point="4" draw:end-shape="id2" draw:end-glue-point="5" svg:d="m7499 8500v-2001h3501">
          <text:p/>
        </draw:connector>
        <draw:custom-shape draw:style-name="gr7" draw:text-style-name="P2" draw:layer="layout" svg:width="2cm" svg:height="0.5cm" svg:x="15.5cm" svg:y="9.006cm">
          <text:p text:style-name="P2"><text:span text:style-name="T3">foreground</text:span></text:p>
          <draw:enhanced-geometry svg:viewBox="0 0 21600 21600" draw:text-areas="800 800 20800 20800" draw:type="round-rectangular-callout" draw:modifiers="-8981.10944527736 30179.64071856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2" draw:layer="layout" svg:width="1.5cm" svg:height="0.5cm" svg:x="15.396cm" svg:y="7.33cm">
          <text:p text:style-name="P2"><text:span text:style-name="T3">visible</text:span></text:p>
          <draw:enhanced-geometry svg:viewBox="0 0 21600 21600" draw:text-areas="800 800 20800 20800" draw:type="round-rectangular-callout" draw:modifiers="-11972.8181212525 30179.64071856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705cm" svg:height="10.279cm" svg:x="3.647cm" svg:y="2.853cm" draw:page-number="3" presentation:class="page"/>
          <draw:frame presentation:style-name="pr2" draw:layer="layout" svg:width="14.517cm" svg:height="11.159cm" svg:x="3.249cm" svg:y="14.13cm" presentation:class="notes" presentation:placeholder="true">
            <draw:text-box/>
          </draw:frame>
        </presentation:notes>
      </draw:page>
      <draw:page draw:name="page4" draw:style-name="dp3" draw:master-page-name="original" presentation:presentation-page-layout-name="AL2T1">
        <office:forms form:automatic-focus="false" form:apply-design-mode="false"/>
        <draw:frame presentation:style-name="pr3" draw:layer="layout" svg:width="20.5cm" svg:height="2.194cm" svg:x="3.7cm" svg:y="0.903cm" presentation:class="title" presentation:user-transformed="true">
          <draw:text-box>
            <text:p>Service</text:p>
          </draw:text-box>
        </draw:frame>
        <draw:frame presentation:style-name="pr4" draw:layer="layout" svg:width="25.411cm" svg:height="14.479cm" svg:x="1.089cm" svg:y="4.271cm" presentation:class="outline">
          <draw:text-box>
            <text:list text:style-name="L3">
              <text:list-item>
                <text:p>バックグラウンドで実行されるプロセス</text:p>
              </text:list-item>
              <text:list-item>
                <text:p>画面を占有しない</text:p>
              </text:list-item>
              <text:list-item>
                <text:p>startSerive()でサービスを開始する</text:p>
              </text:list-item>
              <text:list-item>
                <text:p>bindService()で実行中のサービスに接続することもできる</text:p>
                <text:list>
                  <text:list-item>
                    <text:p>例として，音楽再生のServiceがあるとしたら，再生を実行中のServiceにアプリケーションから接続すると，一時停止や巻き戻しなどの操作ができる</text:p>
                  </text:list-item>
                </text:list>
              </text:list-item>
            </text:list>
          </draw:text-box>
        </draw:frame>
        <presentation:notes draw:style-name="dp2">
          <draw:page-thumbnail draw:style-name="gr1" draw:layer="layout" svg:width="13.705cm" svg:height="10.279cm" svg:x="3.647cm" svg:y="2.853cm" draw:page-number="4" presentation:class="page"/>
          <draw:frame presentation:style-name="pr2" draw:layer="layout" svg:width="14.517cm" svg:height="11.159cm" svg:x="3.249cm" svg:y="14.13cm" presentation:class="notes" presentation:placeholder="true">
            <draw:text-box/>
          </draw:frame>
        </presentation:notes>
      </draw:page>
      <draw:page draw:name="page5" draw:style-name="dp3" draw:master-page-name="original" presentation:presentation-page-layout-name="AL3T19">
        <office:forms form:automatic-focus="false" form:apply-design-mode="false"/>
        <draw:frame presentation:style-name="pr5" draw:layer="layout" svg:width="20.5cm" svg:height="2.393cm" svg:x="3.7cm" svg:y="0.804cm" presentation:class="title" presentation:user-transformed="true">
          <draw:text-box>
            <text:p>ライフサイクル(Service)</text:p>
          </draw:text-box>
        </draw:frame>
        <draw:custom-shape draw:style-name="gr2" draw:text-style-name="P3" draw:id="id12" draw:layer="layout" svg:width="3.5cm" svg:height="1.6cm" svg:x="7.1cm" svg:y="5cm">
          <text:p text:style-name="P2"><text:span text:style-name="T2">Service is</text:span></text:p>
          <text:p text:style-name="P2"><text:span text:style-name="T2">started by</text:span></text:p>
          <text:p text:style-name="P2"><text:span text:style-name="T2">startServic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 draw:text-style-name="P3" draw:id="id13" draw:layer="layout" svg:width="4.5cm" svg:height="1cm" svg:x="6.6cm" svg:y="7.3cm">
          <text:p text:style-name="P2"><text:span text:style-name="T2">onCreat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3" draw:id="id14" draw:layer="layout" svg:width="4.5cm" svg:height="1cm" svg:x="6.6cm" svg:y="9cm">
          <text:p text:style-name="P2"><text:span text:style-name="T2">onStart()</text:span></text:p>
          <draw:enhanced-geometry svg:viewBox="0 0 21600 21600" draw:glue-points="10800 0 0 10800 10800 21600 21600 10800" draw:type="flowchart-process" draw:enhanced-path="M 0 0 L 21600 0 21600 21600 0 21600 0 0 Z N"/>
        </draw:custom-shape>
        <draw:custom-shape draw:style-name="gr3" draw:text-style-name="P3" draw:id="id16" draw:layer="layout" svg:width="4.5cm" svg:height="1cm" svg:x="6.6cm" svg:y="15.6cm">
          <text:p text:style-name="P2"><text:span text:style-name="T2">onDestroy()</text:span></text:p>
          <draw:enhanced-geometry svg:viewBox="0 0 21600 21600" draw:glue-points="10800 0 0 10800 10800 21600 21600 10800" draw:type="flowchart-process" draw:enhanced-path="M 0 0 L 21600 0 21600 21600 0 21600 0 0 Z N"/>
        </draw:custom-shape>
        <draw:custom-shape draw:style-name="gr5" draw:text-style-name="P3" draw:id="id15" draw:layer="layout" svg:width="3.5cm" svg:height="1.5cm" svg:x="7.1cm" svg:y="10.8cm">
          <text:p text:style-name="P2"><text:span text:style-name="T2">Service is</text:span></text:p>
          <text:p text:style-name="P2"><text:span text:style-name="T2">running</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3" draw:id="id17" draw:layer="layout" svg:width="3.5cm" svg:height="1.5cm" svg:x="7.1cm" svg:y="17.5cm">
          <text:p text:style-name="P2"><text:span text:style-name="T2">Service is</text:span></text:p>
          <text:p text:style-name="P2"><text:span text:style-name="T2">shut down</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2" draw:layer="layout" svg:x1="8.849cm" svg:y1="6.598cm" svg:x2="8.849cm" svg:y2="7.3cm" draw:start-shape="id12" draw:start-glue-point="6" draw:end-shape="id13" draw:end-glue-point="4" svg:d="m8849 6598v702">
          <text:p/>
        </draw:connector>
        <draw:connector draw:style-name="gr6" draw:text-style-name="P2" draw:layer="layout" svg:x1="8.849cm" svg:y1="8.3cm" svg:x2="8.849cm" svg:y2="9cm" draw:start-shape="id13" draw:start-glue-point="6" draw:end-shape="id14" draw:end-glue-point="4" svg:d="m8849 8300v700">
          <text:p/>
        </draw:connector>
        <draw:connector draw:style-name="gr6" draw:text-style-name="P2" draw:layer="layout" svg:x1="8.849cm" svg:y1="10cm" svg:x2="8.849cm" svg:y2="10.8cm" draw:start-shape="id14" draw:start-glue-point="6" draw:end-shape="id15" draw:end-glue-point="4" svg:d="m8849 10000v800">
          <text:p/>
        </draw:connector>
        <draw:connector draw:style-name="gr6" draw:text-style-name="P2" draw:layer="layout" svg:x1="8.849cm" svg:y1="12.3cm" svg:x2="8.849cm" svg:y2="15.6cm" draw:start-shape="id15" draw:start-glue-point="6" draw:end-shape="id16" draw:end-glue-point="4" svg:d="m8849 12300v3300">
          <text:p/>
        </draw:connector>
        <draw:connector draw:style-name="gr6" draw:text-style-name="P2" draw:layer="layout" svg:x1="8.849cm" svg:y1="16.6cm" svg:x2="8.849cm" svg:y2="17.5cm" draw:start-shape="id16" draw:start-glue-point="6" draw:end-shape="id17" draw:end-glue-point="4" svg:d="m8849 16600v900">
          <text:p/>
        </draw:connector>
        <draw:custom-shape draw:style-name="gr2" draw:text-style-name="P3" draw:id="id18" draw:layer="layout" svg:width="3.5cm" svg:height="1.6cm" svg:x="15cm" svg:y="5cm">
          <text:p text:style-name="P2"><text:span text:style-name="T2">Service is</text:span></text:p>
          <text:p text:style-name="P2"><text:span text:style-name="T2">started by</text:span></text:p>
          <text:p text:style-name="P2"><text:span text:style-name="T2">bindServic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 draw:text-style-name="P3" draw:id="id19" draw:layer="layout" svg:width="4.5cm" svg:height="1cm" svg:x="14.5cm" svg:y="7.3cm">
          <text:p text:style-name="P2"><text:span text:style-name="T2">onCreat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3" draw:id="id20" draw:layer="layout" svg:width="4.5cm" svg:height="1cm" svg:x="14.5cm" svg:y="9cm">
          <text:p text:style-name="P2"><text:span text:style-name="T2">onBind()</text:span></text:p>
          <draw:enhanced-geometry svg:viewBox="0 0 21600 21600" draw:glue-points="10800 0 0 10800 10800 21600 21600 10800" draw:type="flowchart-process" draw:enhanced-path="M 0 0 L 21600 0 21600 21600 0 21600 0 0 Z N"/>
        </draw:custom-shape>
        <draw:custom-shape draw:style-name="gr3" draw:text-style-name="P3" draw:id="id22" draw:layer="layout" svg:width="4.5cm" svg:height="1cm" svg:x="14.5cm" svg:y="13.5cm">
          <text:p text:style-name="P2"><text:span text:style-name="T2">onUnbind()</text:span></text:p>
          <draw:enhanced-geometry svg:viewBox="0 0 21600 21600" draw:glue-points="10800 0 0 10800 10800 21600 21600 10800" draw:type="flowchart-process" draw:enhanced-path="M 0 0 L 21600 0 21600 21600 0 21600 0 0 Z N"/>
        </draw:custom-shape>
        <draw:custom-shape draw:style-name="gr4" draw:text-style-name="P3" draw:id="id24" draw:layer="layout" svg:width="3.5cm" svg:height="1.5cm" svg:x="15cm" svg:y="17.5cm">
          <text:p text:style-name="P2"><text:span text:style-name="T2">Service is</text:span></text:p>
          <text:p text:style-name="P2"><text:span text:style-name="T2">shut down</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2" draw:layer="layout" svg:x1="16.749cm" svg:y1="6.598cm" svg:x2="16.749cm" svg:y2="7.3cm" draw:start-shape="id18" draw:start-glue-point="6" draw:end-shape="id19" draw:end-glue-point="4" svg:d="m16749 6598v702">
          <text:p/>
        </draw:connector>
        <draw:connector draw:style-name="gr6" draw:text-style-name="P2" draw:layer="layout" svg:x1="16.749cm" svg:y1="8.3cm" svg:x2="16.749cm" svg:y2="9cm" draw:start-shape="id19" draw:start-glue-point="6" draw:end-shape="id20" draw:end-glue-point="4" svg:d="m16749 8300v700">
          <text:p/>
        </draw:connector>
        <draw:connector draw:style-name="gr6" draw:text-style-name="P2" draw:layer="layout" svg:x1="16.761cm" svg:y1="12.221cm" svg:x2="16.749cm" svg:y2="13.5cm" draw:start-shape="id21" draw:start-glue-point="6" draw:end-shape="id22" draw:end-glue-point="4" svg:d="m16761 12221v640h-12v639">
          <text:p/>
        </draw:connector>
        <draw:connector draw:style-name="gr6" draw:text-style-name="P2" draw:layer="layout" svg:x1="16.749cm" svg:y1="16.5cm" svg:x2="16.749cm" svg:y2="17.5cm" draw:start-shape="id23" draw:start-glue-point="6" draw:end-shape="id24" draw:end-glue-point="4" svg:d="m16749 16500v1000">
          <text:p/>
        </draw:connector>
        <draw:custom-shape draw:style-name="gr3" draw:text-style-name="P3" draw:id="id23" draw:layer="layout" svg:width="4.5cm" svg:height="1cm" svg:x="14.5cm" svg:y="15.5cm">
          <text:p text:style-name="P2"><text:span text:style-name="T2">onDestroy()</text:span></text:p>
          <draw:enhanced-geometry svg:viewBox="0 0 21600 21600" draw:glue-points="10800 0 0 10800 10800 21600 21600 10800" draw:type="flowchart-process" draw:enhanced-path="M 0 0 L 21600 0 21600 21600 0 21600 0 0 Z N"/>
        </draw:custom-shape>
        <draw:connector draw:style-name="gr6" draw:text-style-name="P2" draw:layer="layout" svg:x1="16.749cm" svg:y1="14.5cm" svg:x2="16.749cm" svg:y2="15.5cm" draw:start-shape="id22" draw:start-glue-point="6" draw:end-shape="id23" draw:end-glue-point="4" svg:d="m16749 14500v1000">
          <text:p/>
        </draw:connector>
        <draw:custom-shape draw:style-name="gr5" draw:text-style-name="P3" draw:id="id21" draw:layer="layout" svg:width="3.5cm" svg:height="1.5cm" svg:x="15.012cm" svg:y="10.721cm">
          <text:p text:style-name="P2"><text:span text:style-name="T2">Service is</text:span></text:p>
          <text:p text:style-name="P2"><text:span text:style-name="T2">running</text:span></text:p>
          <text:p text:style-name="P2"><text:span text:style-name="T2">(clients bounde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2" draw:layer="layout" svg:x1="16.749cm" svg:y1="10cm" svg:x2="16.761cm" svg:y2="10.721cm" draw:start-shape="id20" draw:start-glue-point="6" draw:end-shape="id21" draw:end-glue-point="4" svg:d="m16749 10000v361h12v360">
          <text:p/>
        </draw:connector>
        <presentation:notes draw:style-name="dp2">
          <draw:page-thumbnail draw:style-name="gr1" draw:layer="layout" svg:width="13.705cm" svg:height="10.279cm" svg:x="3.647cm" svg:y="2.853cm" draw:page-number="5" presentation:class="page"/>
          <draw:frame presentation:style-name="pr2" draw:text-style-name="P4" draw:layer="layout" svg:width="14.517cm" svg:height="11.159cm" svg:x="3.249cm" svg:y="14.13cm" presentation:class="notes" presentation:placeholder="true">
            <draw:text-box/>
          </draw:frame>
        </presentation:notes>
      </draw:page>
      <draw:page draw:name="page6" draw:style-name="dp3" draw:master-page-name="original" presentation:presentation-page-layout-name="AL2T1">
        <office:forms form:automatic-focus="false" form:apply-design-mode="false"/>
        <draw:frame presentation:style-name="pr3" draw:layer="layout" svg:width="20.5cm" svg:height="2.33cm" svg:x="3.7cm" svg:y="0.835cm" presentation:class="title">
          <draw:text-box>
            <text:p>プロセスとスレッド</text:p>
          </draw:text-box>
        </draw:frame>
        <draw:frame presentation:style-name="pr4" draw:layer="layout" svg:width="25.411cm" svg:height="14.479cm" svg:x="1.089cm" svg:y="4.271cm" presentation:class="outline">
          <draw:text-box>
            <text:list text:style-name="L3">
              <text:list-item>
                <text:p>デフォルトでは，アプリケーション1つに対して，Linuxプロセスを1つの実行スレッドで開始する</text:p>
                <text:list>
                  <text:list-item>
                    <text:p>ただし，他のプロセスで実行されるようにしたり，スレッドを追加したりすることが可能</text:p>
                  </text:list-item>
                </text:list>
              </text:list-item>
              <text:list-item>
                <text:p>onCreate()とかView.onKeyDown()とかは，必ずプロセスのメインスレッドで実行される</text:p>
              </text:list-item>
            </text:list>
          </draw:text-box>
        </draw:frame>
        <presentation:notes draw:style-name="dp2">
          <draw:page-thumbnail draw:style-name="gr1" draw:layer="layout" svg:width="13.705cm" svg:height="10.279cm" svg:x="3.647cm" svg:y="2.853cm" draw:page-number="6" presentation:class="page"/>
          <draw:frame presentation:style-name="pr2" draw:layer="layout" svg:width="14.517cm" svg:height="11.159cm" svg:x="3.249cm" svg:y="14.13cm" presentation:class="notes" presentation:placeholder="true">
            <draw:text-box/>
          </draw:frame>
        </presentation:notes>
      </draw:page>
      <draw:page draw:name="page7" draw:style-name="dp3" draw:master-page-name="original" presentation:presentation-page-layout-name="AL2T1">
        <office:forms form:automatic-focus="false" form:apply-design-mode="false"/>
        <draw:frame presentation:style-name="pr3" draw:layer="layout" svg:width="20.5cm" svg:height="2.33cm" svg:x="3.7cm" svg:y="0.835cm" presentation:class="title">
          <draw:text-box>
            <text:p>スレッド</text:p>
          </draw:text-box>
        </draw:frame>
        <draw:frame presentation:style-name="pr4" draw:layer="layout" svg:width="25.411cm" svg:height="14.479cm" svg:x="1.089cm" svg:y="4.271cm" presentation:class="outline" presentation:user-transformed="true">
          <draw:text-box>
            <text:list text:style-name="L3">
              <text:list-item>
                <text:p>時間のかかる処理などは別のスレッドを割り当てて処理をするべき</text:p>
                <text:list>
                  <text:list-item>
                    <text:p>メインスレッドがキー操作などを受け付けられないと操作性が悪くなる</text:p>
                  </text:list-item>
                </text:list>
              </text:list-item>
              <text:list-item>
                <text:p>スレッドはJava標準のThreadで作成</text:p>
                <text:list>
                  <text:list-item>
                    <text:p>Android特有のスレッド管理のためのクラス</text:p>
                    <text:list>
                      <text:list-item>
                        <text:p>Looper スレッド内でメッセージループを実行</text:p>
                      </text:list-item>
                      <text:list-item>
                        <text:p>Handler メッセージを処理する</text:p>
                      </text:list-item>
                      <text:list-item>
                        <text:p>HandlerThread メッセージループでスレッドを設定</text:p>
                      </text:list-item>
                    </text:list>
                  </text:list-item>
                </text:list>
              </text:list-item>
            </text:list>
          </draw:text-box>
        </draw:frame>
        <presentation:notes draw:style-name="dp2">
          <draw:page-thumbnail draw:style-name="gr1" draw:layer="layout" svg:width="13.705cm" svg:height="10.279cm" svg:x="3.647cm" svg:y="2.853cm" draw:page-number="7" presentation:class="page"/>
          <draw:frame presentation:style-name="pr2" draw:layer="layout" svg:width="14.517cm" svg:height="11.159cm" svg:x="3.249cm" svg:y="14.13cm" presentation:class="notes" presentation:placeholder="true">
            <draw:text-box/>
          </draw:frame>
        </presentation:notes>
      </draw:page>
      <draw:page draw:name="page8" draw:style-name="dp3" draw:master-page-name="original" presentation:presentation-page-layout-name="AL3T19">
        <office:forms form:automatic-focus="false" form:apply-design-mode="false"/>
        <draw:frame presentation:style-name="pr5" draw:layer="layout" svg:width="20.5cm" svg:height="2.33cm" svg:x="3.7cm" svg:y="0.835cm" presentation:class="title">
          <draw:text-box>
            <text:p>スレッド</text:p>
          </draw:text-box>
        </draw:frame>
        <draw:rect draw:style-name="gr8" draw:text-style-name="P2" draw:layer="layout" svg:width="4.5cm" svg:height="11cm" svg:x="7.5cm" svg:y="7cm">
          <text:p text:style-name="P2">MainThread</text:p>
        </draw:rect>
        <draw:rect draw:style-name="gr8" draw:text-style-name="P2" draw:layer="layout" svg:width="4.5cm" svg:height="6.5cm" svg:x="20cm" svg:y="8.5cm">
          <text:p text:style-name="P2">SubThread</text:p>
        </draw:rect>
        <draw:line draw:style-name="gr6" draw:text-style-name="P2" draw:layer="layout" svg:x1="4cm" svg:y1="7cm" svg:x2="7.5cm" svg:y2="7cm">
          <text:p/>
        </draw:line>
        <draw:frame draw:style-name="gr9" draw:layer="layout" svg:width="2.547cm" svg:height="0.963cm" svg:x="3.447cm" svg:y="7.897cm">
          <draw:text-box>
            <text:p>onStart</text:p>
          </draw:text-box>
        </draw:frame>
        <draw:frame draw:style-name="gr9" draw:layer="layout" svg:width="3.106cm" svg:height="0.963cm" svg:x="3.5cm" svg:y="6.121cm">
          <draw:text-box>
            <text:p>onCreate</text:p>
          </draw:text-box>
        </draw:frame>
        <draw:line draw:style-name="gr6" draw:text-style-name="P2" draw:layer="layout" svg:x1="3.948cm" svg:y1="8.964cm" svg:x2="7.448cm" svg:y2="8.964cm">
          <text:p/>
        </draw:line>
        <draw:frame draw:style-name="gr9" draw:layer="layout" svg:width="5.383cm" svg:height="0.963cm" svg:x="2.117cm" svg:y="11.037cm">
          <draw:text-box>
            <text:p>View.onKeyDown</text:p>
          </draw:text-box>
        </draw:frame>
        <draw:line draw:style-name="gr6" draw:text-style-name="P2" draw:layer="layout" svg:x1="3.912cm" svg:y1="12.127cm" svg:x2="7.412cm" svg:y2="12.127cm">
          <text:p/>
        </draw:line>
        <draw:line draw:style-name="gr6" draw:text-style-name="P2" draw:layer="layout" svg:x1="12cm" svg:y1="8.5cm" svg:x2="20cm" svg:y2="8.5cm">
          <text:p/>
        </draw:line>
        <draw:frame draw:style-name="gr9" draw:layer="layout" svg:width="3.33cm" svg:height="0.963cm" svg:x="13.059cm" svg:y="7.523cm">
          <draw:text-box>
            <text:p><text:span text:style-name="T4">Thread.r</text:span>un</text:p>
          </draw:text-box>
        </draw:frame>
        <draw:line draw:style-name="gr6" draw:text-style-name="P2" draw:layer="layout" svg:x1="12cm" svg:y1="9.9cm" svg:x2="20cm" svg:y2="9.9cm">
          <text:p/>
        </draw:line>
        <draw:frame draw:style-name="gr10" draw:text-style-name="P5" draw:layer="layout" svg:width="7.514cm" svg:height="0.882cm" svg:x="12cm" svg:y="8.9cm">
          <draw:text-box>
            <text:p><text:span text:style-name="T4">Handle.post (Runnable)</text:span></text:p>
          </draw:text-box>
        </draw:frame>
        <draw:line draw:style-name="gr6" draw:text-style-name="P2" draw:layer="layout" svg:x1="12cm" svg:y1="11.998cm" svg:x2="20cm" svg:y2="12cm">
          <text:p/>
        </draw:line>
        <draw:frame draw:style-name="gr9" draw:text-style-name="P5" draw:layer="layout" svg:width="5.959cm" svg:height="1.513cm" svg:x="12.2cm" svg:y="10.337cm">
          <draw:text-box>
            <text:p><text:span text:style-name="T4">Handle.sendMessage</text:span></text:p>
            <text:p><text:span text:style-name="T4">(Message)</text:span></text:p>
          </draw:text-box>
        </draw:frame>
        <draw:rect draw:style-name="gr8" draw:text-style-name="P2" draw:layer="layout" svg:width="3cm" svg:height="1cm" svg:x="10.5cm" svg:y="14.5cm">
          <text:p text:style-name="P2">join</text:p>
        </draw:rect>
        <draw:line draw:style-name="gr6" draw:text-style-name="P2" draw:layer="layout" svg:x1="20cm" svg:y1="15cm" svg:x2="13.5cm" svg:y2="15cm">
          <text:p/>
        </draw:line>
        <draw:frame draw:style-name="gr9" draw:layer="layout" svg:width="3.563cm" svg:height="0.963cm" svg:x="3.473cm" svg:y="9.314cm">
          <draw:text-box>
            <text:p>onResume</text:p>
          </draw:text-box>
        </draw:frame>
        <draw:line draw:style-name="gr6" draw:text-style-name="P2" draw:layer="layout" svg:x1="3.974cm" svg:y1="10.381cm" svg:x2="7.474cm" svg:y2="10.381cm">
          <text:p/>
        </draw:line>
        <draw:custom-shape draw:style-name="gr11" draw:text-style-name="P2" draw:layer="layout" svg:width="9.5cm" svg:height="2cm" svg:x="12.5cm" svg:y="16.5cm">
          <text:p text:style-name="P2">ほんとはMainThreadで</text:p>
          <text:p text:style-name="P2">ブロックしちゃイカンと思うけど</text:p>
          <draw:enhanced-geometry svg:viewBox="0 0 21600 21600" draw:text-areas="800 800 20800 20800" draw:type="round-rectangular-callout" draw:modifiers="1300.41048310704 -7869.265367316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705cm" svg:height="10.279cm" svg:x="3.647cm" svg:y="2.853cm" draw:page-number="8" presentation:class="page"/>
          <draw:frame presentation:style-name="pr2" draw:layer="layout" svg:width="14.517cm" svg:height="11.159cm" svg:x="3.249cm" svg:y="14.13cm" presentation:class="notes" presentation:placeholder="true">
            <draw:text-box/>
          </draw:frame>
        </presentation:notes>
      </draw:page>
      <draw:page draw:name="page9" draw:style-name="dp3" draw:master-page-name="original" presentation:presentation-page-layout-name="AL2T1">
        <office:forms form:automatic-focus="false" form:apply-design-mode="false"/>
        <draw:frame presentation:style-name="pr3" draw:layer="layout" svg:width="20.5cm" svg:height="2.194cm" svg:x="3.7cm" svg:y="0.903cm" presentation:class="title" presentation:user-transformed="true">
          <draw:text-box>
            <text:p>Notification</text:p>
          </draw:text-box>
        </draw:frame>
        <draw:frame presentation:style-name="pr4" draw:layer="layout" svg:width="25.411cm" svg:height="14.691cm" svg:x="1.089cm" svg:y="4.271cm" presentation:class="outline" presentation:user-transformed="true">
          <draw:text-box>
            <text:list text:style-name="L3">
              <text:list-item>
                <text:p>ユーザへの通知</text:p>
                <text:list>
                  <text:list-item>
                    <text:p>通知内容は下記の4つ</text:p>
                    <text:list>
                      <text:list-item>
                        <text:p>アイコン</text:p>
                      </text:list-item>
                      <text:list-item>
                        <text:p>タイトル</text:p>
                      </text:list-item>
                      <text:list-item>
                        <text:p>内容</text:p>
                      </text:list-item>
                      <text:list-item>
                        <text:p>発生時間</text:p>
                      </text:list-item>
                    </text:list>
                  </text:list-item>
                </text:list>
              </text:list-item>
              <text:list-item>
                <text:p>Serviceからユーザへの通知などで使う</text:p>
              </text:list-item>
              <text:list-item>
                <text:p>ステータスバーに通知アイコンを表示する</text:p>
                <text:list>
                  <text:list-item>
                    <text:p>ステータスバーを”引っ張る”と通知ウインドウが開く</text:p>
                  </text:list-item>
                  <text:list-item>
                    <text:p>通知ウインドウで選択したときの動作を登録可能</text:p>
                  </text:list-item>
                </text:list>
              </text:list-item>
            </text:list>
          </draw:text-box>
        </draw:frame>
        <presentation:notes draw:style-name="dp2">
          <draw:page-thumbnail draw:style-name="gr1" draw:layer="layout" svg:width="13.705cm" svg:height="10.279cm" svg:x="3.647cm" svg:y="2.853cm" draw:page-number="9" presentation:class="page"/>
          <draw:frame presentation:style-name="pr2" draw:layer="layout" svg:width="14.517cm" svg:height="11.159cm" svg:x="3.249cm" svg:y="14.13cm" presentation:class="notes" presentation:placeholder="true">
            <draw:text-box/>
          </draw:frame>
        </presentation:notes>
      </draw:page>
      <draw:page draw:name="page10" draw:style-name="dp3" draw:master-page-name="original" presentation:presentation-page-layout-name="AL3T19">
        <office:forms form:automatic-focus="false" form:apply-design-mode="false"/>
        <draw:frame presentation:style-name="pr5" draw:layer="layout" svg:width="20.5cm" svg:height="2.194cm" svg:x="3.7cm" svg:y="0.903cm" presentation:class="title" presentation:user-transformed="true">
          <draw:text-box>
            <text:p>Notification</text:p>
          </draw:text-box>
        </draw:frame>
        <draw:frame draw:style-name="gr12" draw:text-style-name="P2" draw:layer="layout" svg:width="11.291cm" svg:height="1.66cm" svg:x="4.609cm" svg:y="5.04cm">
          <draw:image xlink:href="Pictures/10000000000000C800000019A34D1317.png" xlink:type="simple" xlink:show="embed" xlink:actuate="onLoad">
            <text:p/>
          </draw:image>
        </draw:frame>
        <draw:frame draw:style-name="gr12" draw:text-style-name="P2" draw:layer="layout" svg:width="11.291cm" svg:height="9.5cm" svg:x="4.609cm" svg:y="9.7cm">
          <draw:image xlink:href="Pictures/10000000000000C80000009DBBE60D95.png" xlink:type="simple" xlink:show="embed" xlink:actuate="onLoad">
            <text:p/>
          </draw:image>
        </draw:frame>
        <draw:custom-shape draw:style-name="gr13" draw:text-style-name="P2" draw:layer="layout" svg:width="1.5cm" svg:height="2cm" svg:x="9.4cm" svg:y="7.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4" draw:layer="layout" svg:width="6.492cm" svg:height="1.364cm" svg:x="3.265cm" svg:y="4.2cm">
          <draw:text-box>
            <text:p>status bar notification</text:p>
          </draw:text-box>
        </draw:frame>
        <draw:frame draw:style-name="gr14" draw:layer="layout" svg:width="6.636cm" svg:height="1.364cm" svg:x="3.108cm" svg:y="8.836cm">
          <draw:text-box>
            <text:p>“Notifications” window</text:p>
          </draw:text-box>
        </draw:frame>
        <draw:line draw:style-name="gr15" draw:text-style-name="P2" draw:layer="layout" svg:x1="16.5cm" svg:y1="14.5cm" svg:x2="24cm" svg:y2="14.5cm">
          <text:p/>
        </draw:line>
        <draw:frame draw:style-name="gr16" draw:layer="layout" svg:width="4.409cm" svg:height="0.963cm" svg:x="19cm" svg:y="13.5cm">
          <draw:text-box>
            <text:p>PendingIntent</text:p>
          </draw:text-box>
        </draw:frame>
        <presentation:notes draw:style-name="dp2">
          <draw:page-thumbnail draw:style-name="gr1" draw:layer="layout" svg:width="13.705cm" svg:height="10.279cm" svg:x="3.647cm" svg:y="2.853cm" draw:page-number="10" presentation:class="page"/>
          <draw:frame presentation:style-name="pr2" draw:layer="layout" svg:width="14.517cm" svg:height="11.159cm" svg:x="3.249cm" svg:y="14.13cm" presentation:class="notes" presentation:placeholder="true">
            <draw:text-box/>
          </draw:frame>
        </presentation:notes>
      </draw:page>
      <draw:page draw:name="page11" draw:style-name="dp3" draw:master-page-name="original" presentation:presentation-page-layout-name="AL2T1">
        <office:forms form:automatic-focus="false" form:apply-design-mode="false"/>
        <draw:frame presentation:style-name="pr3" draw:layer="layout" svg:width="20.5cm" svg:height="2.194cm" svg:x="3.7cm" svg:y="0.903cm" presentation:class="title" presentation:user-transformed="true">
          <draw:text-box>
            <text:p>Notification</text:p>
          </draw:text-box>
        </draw:frame>
        <draw:frame presentation:style-name="pr4" draw:layer="layout" svg:width="25.411cm" svg:height="15.347cm" svg:x="1.089cm" svg:y="4.271cm" presentation:class="outline" presentation:user-transformed="true">
          <draw:text-box>
            <text:list text:style-name="L3">
              <text:list-item>
                <text:p>Serviceは，直接Activityを起動すべきではない</text:p>
                <text:list>
                  <text:list-item>
                    <text:p>その代わりに，Notificationで通知すべき</text:p>
                  </text:list-item>
                </text:list>
              </text:list-item>
              <text:list-item>
                <text:p>Serviceからしか利用できない，というわけではない</text:p>
              </text:list-item>
              <text:list-item>
                <text:p>NotificationからIntentを発行することによりActivityの起動などができる</text:p>
              </text:list-item>
              <text:list-item>
                <text:p>通知登録はAndroid System ServiceのNotificationManagerに登録する</text:p>
              </text:list-item>
            </text:list>
          </draw:text-box>
        </draw:frame>
        <presentation:notes draw:style-name="dp2">
          <draw:page-thumbnail draw:style-name="gr1" draw:layer="layout" svg:width="13.705cm" svg:height="10.279cm" svg:x="3.647cm" svg:y="2.853cm" draw:page-number="11" presentation:class="page"/>
          <draw:frame presentation:style-name="pr2"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Ellipsoid_20_blue_20_grey_2f_light_20_blue" draw:display-name="Ellipsoid blue grey/light blue" draw:style="ellipsoid" draw:cx="50%" draw:cy="50%" draw:start-color="#e6e6ff" draw:end-color="#0000ff" draw:start-intensity="100%" draw:end-intensity="100%" draw:angle="0" draw:border="0%"/>
    <draw:fill-image draw:name="Sky" xlink:href="Pictures/100000000000005E0000005E71533790.png" xlink:type="simple" xlink:show="embed" xlink:actuate="onLoad"/>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riginal-background" style:family="presentation">
      <style:graphic-properties draw:stroke="none" draw:fill="bitmap" draw:fill-color="#ffff00" draw:fill-gradient-name="Ellipsoid_20_blue_20_grey_2f_light_20_blue" draw:fill-image-name="Sky" draw:fill-image-width="0cm" draw:fill-image-height="0cm"/>
    </style:style>
    <style:style style:name="original-backgroundobjects" style:family="presentation">
      <style:graphic-properties draw:fill-image-width="0cm" draw:fill-image-height="0cm" draw:shadow="hidden" draw:shadow-offset-x="0.3cm" draw:shadow-offset-y="0.3cm" draw:shadow-color="#808080"/>
      <style:text-properties fo:font-family="'Comic Sans MS'" style:font-style-name="標準" style:font-family-generic="script" style:font-pitch="variable" style:font-family-asian="メイリオ" style:font-style-name-asian="レギュラー" style:font-family-generic-asian="modern" style:font-pitch-asian="variable"/>
    </style:style>
    <style:style style:name="original-notes" style:family="presentation">
      <style:graphic-properties draw:stroke="none" draw:fill="none"/>
      <style:text-properties fo:color="#000000" style:text-outline="false" style:text-line-through-style="none" fo:font-family="HG-MinchoL-Sun" style:font-style-name="Standard" style:font-family-generic="modern" style:font-pitch="fixed" fo:font-size="24pt" fo:font-style="normal" fo:text-shadow="none" style:text-underline-style="none" fo:font-weight="normal" style:font-family-asian="HG-MinchoL-Sun" style:font-style-name-asian="Standard" style:font-family-generic-asian="modern" style:font-pitch-asian="fixed" style:font-size-asian="24pt" style:language-asian="ja" style:country-asian="JP" style:font-style-asian="normal" style:font-weight-asian="normal"/>
    </style:style>
    <style:style style:name="original-outline1" style:family="presentation">
      <style:graphic-properties draw:stroke="none" draw:fill="none">
        <text:list-style style:name="origina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cm" fo:text-align="start" fo:text-indent="0cm" style:text-autospace="ideograph-alpha" style:punctuation-wrap="hanging"/>
      <style:text-properties fo:color="#000000" style:text-outline="false" style:text-line-through-style="none" fo:font-family="'Arial Black'" style:font-style-name="標準" style:font-family-generic="swiss" style:font-pitch="variable" fo:font-size="32pt" fo:font-style="normal" fo:text-shadow="none" style:text-underline-style="none" fo:font-weight="900" style:font-family-asian="メイリオ" style:font-style-name-asian="レギュラー" style:font-family-generic-asian="modern" style:font-pitch-asian="variable" style:font-size-asian="32pt" style:language-asian="ja" style:country-asian="JP" style:font-style-asian="normal" style:font-weight-asian="normal"/>
    </style:style>
    <style:style style:name="original-outline2" style:family="presentation" style:parent-style-name="original-outline1">
      <style:paragraph-properties fo:margin-left="0cm" fo:margin-right="0cm" fo:text-indent="-0.8cm"/>
      <style:text-properties fo:font-family="'Arial Black'" style:font-style-name="標準" style:font-family-generic="swiss" style:font-pitch="variable" fo:font-size="28pt" fo:font-weight="900" style:font-family-asian="メイリオ" style:font-style-name-asian="レギュラー" style:font-family-generic-asian="modern" style:font-pitch-asian="variable" style:font-size-asian="28pt"/>
    </style:style>
    <style:style style:name="original-outline3" style:family="presentation" style:parent-style-name="original-outline2">
      <style:paragraph-properties fo:margin-left="0cm" fo:margin-right="0cm" fo:text-indent="-0.6cm"/>
      <style:text-properties fo:font-size="24pt" style:font-size-asian="24pt"/>
    </style:style>
    <style:style style:name="original-outline4" style:family="presentation" style:parent-style-name="original-outline3">
      <style:paragraph-properties fo:margin-left="0cm" fo:margin-right="0cm" fo:text-indent="-0.6cm"/>
      <style:text-properties fo:font-size="20pt" style:font-size-asian="20pt"/>
    </style:style>
    <style:style style:name="original-outline5" style:family="presentation" style:parent-style-name="original-outline4">
      <style:paragraph-properties fo:margin-left="0cm" fo:margin-right="0cm" fo:text-indent="-0.6cm"/>
      <style:text-properties fo:font-size="18pt" style:font-size-asian="18pt"/>
    </style:style>
    <style:style style:name="original-outline6" style:family="presentation" style:parent-style-name="original-outline5">
      <style:paragraph-properties fo:margin-left="0cm" fo:margin-right="0cm" fo:text-indent="-0.6cm"/>
      <style:text-properties fo:font-size="16pt" style:font-size-asian="16pt"/>
    </style:style>
    <style:style style:name="original-outline7" style:family="presentation" style:parent-style-name="original-outline6">
      <style:paragraph-properties fo:margin-left="0cm" fo:margin-right="0cm" fo:text-indent="-0.6cm"/>
      <style:text-properties fo:font-size="14pt" style:font-size-asian="14pt"/>
    </style:style>
    <style:style style:name="original-outline8" style:family="presentation" style:parent-style-name="original-outline7">
      <style:paragraph-properties fo:margin-left="0cm" fo:margin-right="0cm" fo:text-indent="-0.6cm"/>
      <style:text-properties fo:font-size="12pt" style:font-size-asian="12pt"/>
    </style:style>
    <style:style style:name="original-outline9" style:family="presentation" style:parent-style-name="original-outline8">
      <style:paragraph-properties fo:margin-left="0cm" fo:margin-right="0cm" fo:text-indent="-0.6cm"/>
      <style:text-properties fo:font-size="10.5pt" style:font-size-asian="10.5pt"/>
    </style:style>
    <style:style style:name="original-subtitle" style:family="presentation">
      <style:graphic-properties draw:stroke="none" draw:fill="none" draw:textarea-vertical-align="middle">
        <text:list-style style:name="origina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Black'" style:font-style-name="標準" style:font-family-generic="swiss" style:font-pitch="variable" fo:font-size="32pt" fo:font-style="normal" fo:text-shadow="none" style:text-underline-style="none" fo:font-weight="900" style:font-family-asian="メイリオ" style:font-style-name-asian="レギュラー" style:font-family-generic-asian="modern" style:font-pitch-asian="variable" style:font-size-asian="32pt" style:language-asian="ja" style:country-asian="JP" style:font-style-asian="normal" style:font-weight-asian="normal"/>
    </style:style>
    <style:style style:name="original-title" style:family="presentation">
      <style:graphic-properties draw:stroke="none" draw:fill="none" draw:textarea-vertical-align="middle">
        <text:list-style style:name="origina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rial Black'" style:font-style-name="標準" style:font-family-generic="swiss" style:font-pitch="variable" fo:font-size="44pt" fo:font-style="normal" fo:text-shadow="none" style:text-underline-style="none" fo:font-weight="900" style:font-family-asian="メイリオ" style:font-style-name-asian="ボールド" style:font-family-generic-asian="modern" style:font-pitch-asian="variable" style:font-size-asian="44pt" style:language-asian="ja" style:country-asian="JP" style:font-style-asian="normal" style:font-weight-asian="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color="#ffff00" draw:fill-gradient-name="Ellipsoid_20_blue_20_grey_2f_light_20_blue" draw:fill-image-name="Sky"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justify" draw:textarea-vertical-align="middle" draw:auto-grow-height="false" draw:auto-grow-width="false" draw:fit-to-size="false" fo:min-height="0.85cm" fo:min-width="1.549cm"/>
    </style:style>
    <style:style style:name="Mpr1" style:family="presentation" style:parent-style-name="original-backgroundobjects">
      <style:graphic-properties draw:fill="solid" draw:fill-color="#ffffff" draw:opacity="100%" draw:textarea-horizontal-align="center" draw:textarea-vertical-align="middle" draw:shadow="visible" draw:shadow-opacity="10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text-properties fo:color="#000080" fo:font-family="'Arial Black'" style:font-style-name="標準" style:font-family-generic="swiss" style:font-pitch="variable" fo:font-size="20pt" fo:font-weight="900" style:font-family-asian="'Arial Black'" style:font-style-name-asian="標準" style:font-family-generic-asian="swiss" style:font-pitch-asian="variable" style:font-size-asian="20pt" style:font-weight-asian="900" style:font-size-complex="20pt" style:font-weight-complex="bold" style:font-relief="embossed"/>
    </style:style>
    <style:style style:name="MT1" style:family="text">
      <style:text-properties fo:font-size="14pt" style:font-size-asian="14pt" style:font-size-complex="14pt"/>
    </style:style>
    <style:style style:name="MT2" style:family="text">
      <style:text-properties fo:color="#000080" fo:font-family="'Arial Black'" style:font-style-name="標準" style:font-family-generic="swiss" style:font-pitch="variable" fo:font-size="20pt" fo:font-weight="900" style:font-family-asian="'Arial Black'" style:font-style-name-asian="標準" style:font-family-generic-asian="swiss" style:font-pitch-asian="variable" style:font-size-asian="20pt" style:font-weight-asian="900" style:font-size-complex="20pt" style:font-weight-complex="bold" style:font-relief="embosse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original" style:page-layout-name="PM1" draw:style-name="Mdp1">
      <draw:rect presentation:style-name="Mpr1" draw:text-style-name="MP3" draw:layer="backgroundobjects" svg:width="25.5cm" svg:height="15.3cm" svg:x="1cm" svg:y="4.2cm">
        <text:p/>
      </draw:rect>
      <draw:rect presentation:style-name="Mpr1" draw:text-style-name="MP3" draw:layer="backgroundobjects" svg:width="21.994cm" svg:height="2.5cm" svg:x="3cm" svg:y="0.8cm">
        <text:p/>
      </draw:rect>
      <draw:frame presentation:style-name="original-title" draw:layer="backgroundobjects" svg:width="20.5cm" svg:height="2cm" svg:x="3.7cm" svg:y="1cm" presentation:class="title" presentation:placeholder="true">
        <draw:text-box draw:corner-radius="0.001cm"/>
      </draw:frame>
      <draw:frame presentation:style-name="original-outline1" draw:layer="backgroundobjects" svg:width="25.411cm" svg:height="14.729cm" svg:x="1.089cm" svg:y="4.271cm" presentation:class="outline" presentation:placeholder="true">
        <draw:text-box draw:corner-radius="0.01cm"/>
      </draw:frame>
      <draw:frame draw:style-name="Mgr3" draw:text-style-name="MP4" draw:layer="backgroundobjects" svg:width="2.006cm" svg:height="1.309cm" svg:x="12.18cm" svg:y="19.717cm">
        <draw:text-box>
          <text:p><text:span text:style-name="MT2"><text:page-number>&lt;番号&gt;</text:page-number></text:span></text:p>
        </draw:text-box>
      </draw:frame>
      <presentation:notes style:page-layout-name="PM0">
        <draw:page-thumbnail presentation:style-name="original-title" draw:layer="backgroundobjects" svg:width="13.705cm" svg:height="10.279cm" svg:x="3.647cm" svg:y="2.853cm" presentation:class="page"/>
        <draw:frame presentation:style-name="origina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ryo</meta:initial-creator>
    <meta:creation-date>2010-11-13T10:09:24.73</meta:creation-date>
    <meta:generator>OpenOffice.org/3.1$Win32 OpenOffice.org_project/310m19$Build-9420</meta:generator>
    <dc:date>2011-02-26T07:10:13.84</dc:date>
    <dc:creator>ryo</dc:creator>
    <meta:editing-duration>PT83H56M05S</meta:editing-duration>
    <meta:editing-cycles>31</meta:editing-cycles>
    <meta:document-statistic meta:object-count="133"/>
  </office:meta>
</office:document-meta>
</file>